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2a665" officeooo:paragraph-rsid="0012a665"/>
    </style:style>
    <style:style style:name="P2" style:family="paragraph" style:parent-style-name="Standard">
      <style:text-properties officeooo:rsid="001ad813" officeooo:paragraph-rsid="001ad813"/>
    </style:style>
    <style:style style:name="P3" style:family="paragraph" style:parent-style-name="Standard">
      <style:text-properties officeooo:rsid="001c4a15" officeooo:paragraph-rsid="001c4a15"/>
    </style:style>
    <style:style style:name="P4" style:family="paragraph" style:parent-style-name="Standard">
      <style:text-properties officeooo:rsid="00295713" officeooo:paragraph-rsid="00295713"/>
    </style:style>
    <style:style style:name="P5" style:family="paragraph" style:parent-style-name="Standard" style:list-style-name="L1">
      <style:text-properties officeooo:rsid="0012a665" officeooo:paragraph-rsid="0012a665"/>
    </style:style>
    <style:style style:name="P6" style:family="paragraph" style:parent-style-name="Standard">
      <style:text-properties officeooo:rsid="0012a665" officeooo:paragraph-rsid="0012a665"/>
    </style:style>
    <style:style style:name="P7" style:family="paragraph" style:parent-style-name="Standard" style:list-style-name="L1">
      <style:text-properties officeooo:rsid="0018b9dc" officeooo:paragraph-rsid="0018b9dc"/>
    </style:style>
    <style:style style:name="P8" style:family="paragraph" style:parent-style-name="Standard" style:list-style-name="L1">
      <style:text-properties officeooo:rsid="001a330a" officeooo:paragraph-rsid="001a330a"/>
    </style:style>
    <style:style style:name="P9" style:family="paragraph" style:parent-style-name="Standard" style:list-style-name="L1">
      <style:text-properties officeooo:rsid="001d32c7" officeooo:paragraph-rsid="001d32c7"/>
    </style:style>
    <style:style style:name="P10" style:family="paragraph" style:parent-style-name="Standard" style:list-style-name="L1">
      <style:text-properties officeooo:rsid="001d3490" officeooo:paragraph-rsid="001d3490"/>
    </style:style>
    <style:style style:name="P11" style:family="paragraph" style:parent-style-name="Standard" style:list-style-name="L2">
      <style:text-properties officeooo:rsid="001d3490" officeooo:paragraph-rsid="001d3490"/>
    </style:style>
    <style:style style:name="P12" style:family="paragraph" style:parent-style-name="Standard" style:list-style-name="L1">
      <style:text-properties officeooo:rsid="002496c1" officeooo:paragraph-rsid="002496c1"/>
    </style:style>
    <style:style style:name="P13" style:family="paragraph" style:parent-style-name="Standard" style:list-style-name="L2">
      <style:text-properties officeooo:rsid="001ad813" officeooo:paragraph-rsid="001ad813"/>
    </style:style>
    <style:style style:name="P14" style:family="paragraph" style:parent-style-name="Standard" style:list-style-name="L2">
      <style:text-properties officeooo:rsid="001cbd4e" officeooo:paragraph-rsid="001cbd4e"/>
    </style:style>
    <style:style style:name="P15" style:family="paragraph" style:parent-style-name="Standard" style:list-style-name="L2">
      <style:text-properties officeooo:rsid="00208dc1" officeooo:paragraph-rsid="00208dc1"/>
    </style:style>
    <style:style style:name="P16" style:family="paragraph" style:parent-style-name="Standard" style:list-style-name="L2">
      <style:text-properties officeooo:rsid="002136ea" officeooo:paragraph-rsid="002136ea"/>
    </style:style>
    <style:style style:name="P17" style:family="paragraph" style:parent-style-name="Standard" style:list-style-name="L2">
      <style:text-properties officeooo:rsid="00259574" officeooo:paragraph-rsid="00259574"/>
    </style:style>
    <style:style style:name="P18" style:family="paragraph" style:parent-style-name="Standard">
      <style:text-properties officeooo:rsid="002d76b4" officeooo:paragraph-rsid="002d76b4"/>
    </style:style>
    <style:style style:name="P19" style:family="paragraph" style:parent-style-name="Standard">
      <style:text-properties officeooo:rsid="002d76b4" officeooo:paragraph-rsid="002defad"/>
    </style:style>
    <style:style style:name="P20" style:family="paragraph" style:parent-style-name="Standard">
      <style:text-properties officeooo:rsid="0032d1ab" officeooo:paragraph-rsid="0032d1ab"/>
    </style:style>
    <style:style style:name="P21" style:family="paragraph" style:parent-style-name="Standard" style:list-style-name="L3">
      <style:text-properties officeooo:rsid="0032d1ab" officeooo:paragraph-rsid="0032d1ab"/>
    </style:style>
    <style:style style:name="P22" style:family="paragraph" style:parent-style-name="Standard">
      <style:text-properties officeooo:rsid="00348ab0" officeooo:paragraph-rsid="00348ab0"/>
    </style:style>
    <style:style style:name="P23" style:family="paragraph" style:parent-style-name="Standard" style:list-style-name="L4">
      <style:text-properties officeooo:rsid="00178bb2" officeooo:paragraph-rsid="00348ab0"/>
    </style:style>
    <style:style style:name="P24" style:family="paragraph" style:parent-style-name="Standard" style:list-style-name="L4">
      <style:text-properties officeooo:rsid="0016453c" officeooo:paragraph-rsid="00348ab0"/>
    </style:style>
    <style:style style:name="P25" style:family="paragraph" style:parent-style-name="Standard" style:list-style-name="L4">
      <style:text-properties officeooo:rsid="001b2900" officeooo:paragraph-rsid="00348ab0"/>
    </style:style>
    <style:style style:name="T1" style:family="text">
      <style:text-properties officeooo:rsid="0013e4b5"/>
    </style:style>
    <style:style style:name="T2" style:family="text">
      <style:text-properties officeooo:rsid="001f14a7"/>
    </style:style>
    <style:style style:name="T3" style:family="text">
      <style:text-properties officeooo:rsid="001f7215"/>
    </style:style>
    <style:style style:name="T4" style:family="text">
      <style:text-properties officeooo:rsid="0028519c"/>
    </style:style>
    <style:style style:name="T5" style:family="text">
      <style:text-properties officeooo:rsid="00295713"/>
    </style:style>
    <style:style style:name="T6" style:family="text">
      <style:text-properties officeooo:rsid="002b06e9"/>
    </style:style>
    <style:style style:name="T7" style:family="text">
      <style:text-properties officeooo:rsid="002ca271"/>
    </style:style>
    <style:style style:name="T8" style:family="text">
      <style:text-properties officeooo:rsid="002d76b4"/>
    </style:style>
    <style:style style:name="T9" style:family="text">
      <style:text-properties officeooo:rsid="002defad"/>
    </style:style>
    <style:style style:name="T10" style:family="text">
      <style:text-properties officeooo:rsid="002fb733"/>
    </style:style>
    <style:style style:name="T11" style:family="text">
      <style:text-properties officeooo:rsid="00312ad7"/>
    </style:style>
    <style:style style:name="T12" style:family="text">
      <style:text-properties officeooo:rsid="0032e14a"/>
    </style:style>
    <style:style style:name="T13" style:family="text">
      <style:text-properties officeooo:rsid="00348ab0"/>
    </style:style>
    <style:style style:name="T14" style:family="text">
      <style:text-properties officeooo:rsid="001b2900"/>
    </style:style>
    <style:style style:name="T15" style:family="text">
      <style:text-properties officeooo:rsid="001bde31"/>
    </style:style>
    <style:style style:name="T16" style:family="text">
      <style:text-properties officeooo:rsid="0019579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pinnaker</text:p>
      <text:p text:style-name="P18"/>
      <text:p text:style-name="P19">Overall, Spinnaker is a good technology. <text:s/>I really liked how lightweight it is, making use of microservices to spawn only what it needs when creating new containers in a cloud host for managing scaled pipelines. <text:s/>There was nothing specifically wrong with Spinnaker, however I was left with the feeling of too much manual management of container configuration since we aren't using Google cloud, and Kubernetes only works with Spinnaker through Goo<text:span text:style-name="T10">g</text:span>le Cloud. <text:s/>If Kubernetes support under Spinnaker is ever ported to AWS, this issue should be revisited.</text:p>
      <text:p text:style-name="P19"/>
      <text:p text:style-name="P19"><text:span text:style-name="T9">Another serious issue I had was that Spinnaker provides minimal feedback if there is an error in a deployment pipeline. <text:s/>It's hardly alone in that and does represent a serious problem with the concept of continuous deployment (i.e. too many components, all of which need to work and cannot be independently tested, for the system to work), but it was an issue. <text:s/>This didn't break my review however.</text:span></text:p>
      <text:p text:style-name="P1"/>
      <text:p text:style-name="P1">Pros:</text:p>
      <text:list xml:id="list7205477785366000753" text:style-name="L1">
        <text:list-item>
          <text:p text:style-name="P5">Deploys to multiple clouds within a given pipeline</text:p>
        </text:list-item>
        <text:list-item>
          <text:p text:style-name="P5">Can spawn new pipelines from existing pipelines → <text:span text:style-name="T11">work-flow</text:span> deployments</text:p>
        </text:list-item>
        <text:list-item>
          <text:p text:style-name="P5">Works with several popular CI tools (e.g. Jenkins) which can spawn pipelines <text:span text:style-name="T1">from stages</text:span></text:p>
        </text:list-item>
        <text:list-item>
          <text:p text:style-name="P7">Basic inst<text:span text:style-name="T8">allations are installed quickly by default (in Google at least. <text:s/>I could not get AWS to work properly, because I personally only have a free version of AWS, and a paid version is required to work with AWS. <text:s/>Google provided me with $300 of 'trial' management, which eased the transition)</text:span></text:p>
        </text:list-item>
        <text:list-item>
          <text:p text:style-name="P7">Custom configurations are possible</text:p>
        </text:list-item>
        <text:list-item>
          <text:p text:style-name="P8">Cluster management is open to use SSL for pipelines when deploying</text:p>
        </text:list-item>
        <text:list-item>
          <text:p text:style-name="P9">Rather than typing scripts, allows for the creation of stages through drop-downs and fill in fields</text:p>
        </text:list-item>
        <text:list-item>
          <text:p text:style-name="P10">Interfaces with Kubernetes, which allows for dynamic management of cloud clusters <text:span text:style-name="T3">through definable containers (only with Google however)</text:span></text:p>
        </text:list-item>
        <text:list-item>
          <text:p text:style-name="P12">Built from microservices, which should provide greater stability <text:span text:style-name="T8">and allows for smaller spawned containers</text:span></text:p>
        </text:list-item>
      </text:list>
      <text:p text:style-name="P1"/>
      <text:p text:style-name="P1">Cons:</text:p>
      <text:list xml:id="list799282066363626806" text:style-name="L2">
        <text:list-item>
          <text:p text:style-name="P11">Requires manual management of configurable clusters if using Google or AWS.</text:p>
        </text:list-item>
        <text:list-item>
          <text:p text:style-name="P13">Unable to play with Spinnaker on any major cloud provider without paid accounts. <text:s/>This can make it very difficult to learn unless already in an organization which has adopted it</text:p>
        </text:list-item>
        <text:list-item>
          <text:p text:style-name="P14">Right now only works with AWS and Google (Kubernetes manages its <text:span text:style-name="T2">containers</text:span> through Google)</text:p>
        </text:list-item>
        <text:list-item>
          <text:p text:style-name="P15">Local installation only works on Ubuntu. <text:s/><text:span text:style-name="T4">(the installation script specifically looks for a distribution of Ubuntu)</text:span> <text:s/>This will mean using the online application only and will require secure communications with both Google Cloud and AWS <text:span text:style-name="T7">(SSH)</text:span></text:p>
        </text:list-item>
        <text:list-item>
          <text:p text:style-name="P16">All components must be installed and working in order for a pipeline to work. <text:s/>There is minimal feedback as to where the pipeline broke when failing</text:p>
        </text:list-item>
        <text:list-item>
          <text:p text:style-name="P17">Can't be custom configured unless installed locally</text:p>
        </text:list-item>
      </text:list>
      <text:p text:style-name="P2"/>
      <text:p text:style-name="P2"/>
      <text:p text:style-name="P4">To Start locally once installed on Google - </text:p>
      <text:p text:style-name="P3">Open SSH Tunnel to Google</text:p>
      <text:p text:style-name="P3"><text:soft-page-break/>gcloud compute ssh --ssh-flag=-L9000:localhost:9000 <text:s/>--ssh-flag=-L8084:localhost:8084 --ssh-flag=-L8087:localhost:8087 –project=<text:span text:style-name="T6">&lt;spinnaker project name&gt;</text:span> --zone=us-central1-f <text:span text:style-name="T5">&lt;deployed spinnaker application instance name&gt;</text:span></text:p>
      <text:p text:style-name="P3"/>
      <text:p text:style-name="P20">2 other technologies I've looked at so far are Shippable and Snap-C<text:span text:style-name="T12">I</text:span>. <text:s/>Both utilize the concept of running scalable pipelines using lightweight microservices inside private clouds (in their basic configurations) which utilize webhooks to detect a build event, then pull from your repository for the build and deployment process. <text:s/>Both dynamically scale containers (I suspect both use Docker or Kubernetes behind the scenes) <text:s/>Both work with AWS and Google, but the idea of proprietary software running inside someone else's private cloud detracts from their usefulness. <text:s/><text:span text:style-name="T13">The biggest issue I had with both was that Snap (and Shippable in its basic configuration) required running pipelines outside of our control and beyond our ability to monitor.</text:span> <text:s/>Both services are pay to play services, which was also a negative as far as I'm concerned. <text:s/>Only Shippable allows for utilizing one's own infrastructure for running pipelines and while it does post log statements to Slack, I would wait on pursuing it, given the paid subscription model it uses.</text:p>
      <text:p text:style-name="P20"/>
      <text:p text:style-name="P20">I am presently determining if there can be a strategy for combining Jenkins and Docker. <text:s/>We are already using both and have a strong library of scripts and pipelines for supporting Jenkins in our builds. <text:s/>The downside obviously is that Jenkins requires heavyweight containers that are spawned in their entirety, making the hybrid system resource heavy.</text:p>
      <text:p text:style-name="P20"/>
      <text:p text:style-name="P20">The basic sequence would become:</text:p>
      <text:p text:style-name="P20"/>
      <text:list xml:id="list9069954011155149364" text:style-name="L3">
        <text:list-item>
          <text:p text:style-name="P21">Jenkins pipeline has a stage which determines how many containers are needed for the current build phase and spawns a Docker script</text:p>
        </text:list-item>
        <text:list-item>
          <text:p text:style-name="P21">The Docker script spawns the necessary clusters and fires a build event in each cluster which a Jenkins pipeline would use to start a build process</text:p>
        </text:list-item>
        <text:list-item>
          <text:p text:style-name="P21">The Jenkins pipeline completes its build and calls another Docker script for actual deployment to the cloud. <text:s/>This script would spawn the necessary cloud containers</text:p>
        </text:list-item>
      </text:list>
      <text:p text:style-name="P20"/>
      <text:p text:style-name="P20">That's it in a nutshell. <text:s/>Messy and very tightly coupled (all of which I avoid when possible), but it could be done with existing tools.</text:p>
      <text:p text:style-name="P20"/>
      <text:p text:style-name="P22">All this has led to the following set of basic requirements for any tool we'd wish to use for Continuous Deployment:</text:p>
      <text:p text:style-name="P22"/>
      <text:list xml:id="list9015035400585439955" text:style-name="L4">
        <text:list-item>
          <text:p text:style-name="P24">Automatic triggering of build <text:span text:style-name="T14">(e.g cron, event)</text:span></text:p>
        </text:list-item>
        <text:list-item>
          <text:p text:style-name="P24">Independently scalable (cloud based)</text:p>
        </text:list-item>
        <text:list-item>
          <text:p text:style-name="P25">Lightweight (microservices)</text:p>
        </text:list-item>
        <text:list-item>
          <text:p text:style-name="P24">Open Source <text:span text:style-name="T15">(or free option)</text:span></text:p>
        </text:list-item>
        <text:list-item>
          <text:p text:style-name="P24">Provider must be facility certified if hosted independently of AWS</text:p>
        </text:list-item>
        <text:list-item>
          <text:p text:style-name="P24"><text:span text:style-name="T16">Artifacts m</text:span>ust be deployable to AWS</text:p>
        </text:list-item>
        <text:list-item>
          <text:p text:style-name="P23">Probably should use Docker for container management, <text:span text:style-name="T16">otherwise should automatically scale</text:span></text:p>
        </text:list-item>
        <text:list-item>
          <text:p text:style-name="P23">Team should be able to customize pipeli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Stahl</meta:initial-creator>
    <meta:creation-date>2016-06-15T09:56:16.965232213</meta:creation-date>
    <dc:date>2016-06-21T13:51:50.146612353</dc:date>
    <dc:creator>Jeff Stahl</dc:creator>
    <meta:editing-duration>PT16H13M47S</meta:editing-duration>
    <meta:editing-cycles>33</meta:editing-cycles>
    <meta:generator>LibreOffice/4.3.7.2$Linux_X86_64 LibreOffice_project/430$Build-2</meta:generator>
    <meta:document-statistic meta:table-count="0" meta:image-count="0" meta:object-count="0" meta:page-count="2" meta:paragraph-count="39" meta:word-count="882" meta:character-count="5505" meta:non-whitespace-character-count="4669"/>
  </office:meta>
</office:document-meta>
</file>